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c69e6" officeooo:paragraph-rsid="000c69e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a9e8" officeooo:paragraph-rsid="000ca9e8" style:font-size-asian="15.75pt" style:font-weight-asian="bold" style:font-size-complex="18pt" style:font-weight-complex="bold"/>
    </style:style>
    <style:style style:name="T1" style:family="text">
      <style:text-properties officeooo:rsid="000ca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d Industry Employment Specialist</text:p>
      <text:p text:style-name="P1"/>
      <text:p text:style-name="P1"/>
      <text:p text:style-name="P1"/>
      <text:p text:style-name="P1">Sales/Marketing Specialist</text:p>
      <text:p text:style-name="P1">Pamela Augistine</text:p>
      <text:p text:style-name="P1">1-520-979-6969</text:p>
      <text:p text:style-name="P1"><text:a xlink:type="simple" xlink:href="mailto:pamelaaugistine@gmail.com" text:style-name="Internet_20_link" text:visited-style-name="Visited_20_Internet_20_Link">pamelaaugistine@gmail.com</text:a></text:p>
      <text:p text:style-name="P1"/>
      <text:p text:style-name="P1"/>
      <text:p text:style-name="P1"/>
      <text:p text:style-name="P1">Customer Service Specialist</text:p>
      <text:p text:style-name="P1">Patricia Columbo</text:p>
      <text:p text:style-name="P1">1-520-586-4215</text:p>
      <text:p text:style-name="P1"><text:a xlink:type="simple" xlink:href="mailto:patriciacolumbo@gmail.com" text:style-name="Internet_20_link" text:visited-style-name="Visited_20_Internet_20_Link">patriciacolumbo@gmail.com</text:a></text:p>
      <text:p text:style-name="P1"/>
      <text:p text:style-name="P1"/>
      <text:p text:style-name="P1"/>
      <text:p text:style-name="P1"/>
      <text:p text:style-name="P1">Distributor Specialist</text:p>
      <text:p text:style-name="P1">Matthew Moore</text:p>
      <text:p text:style-name="P1">1-52<text:span text:style-name="T1">0-586-3313</text:span></text:p>
      <text:p text:style-name="P2"><text:a xlink:type="simple" xlink:href="mailto:matthewmoore@gmail.com" text:style-name="Internet_20_link" text:visited-style-name="Visited_20_Internet_20_Link">matthewmoore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9:11:08.058000000</meta:creation-date>
    <dc:date>2021-01-06T09:51:10.306000000</dc:date>
    <meta:editing-duration>PT29M52S</meta:editing-duration>
    <meta:editing-cycles>1</meta:editing-cycles>
    <meta:document-statistic meta:table-count="0" meta:image-count="0" meta:object-count="0" meta:page-count="1" meta:paragraph-count="13" meta:word-count="23" meta:character-count="269" meta:non-whitespace-character-count="259"/>
    <meta:generator>LibreOffice/6.2.8.2$Windows_X86_64 LibreOffice_project/f82ddfca21ebc1e222a662a32b25c0c9d20169ee</meta:generator>
  </office:meta>
</office:document-meta>
</file>